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1000002489EB86CDBE72679A3.png" manifest:media-type="image/png"/>
  <manifest:file-entry manifest:full-path="Pictures/1000020100000299000001CBB4D6164E8A47B902.png" manifest:media-type="image/png"/>
  <manifest:file-entry manifest:full-path="Pictures/1000000000000193000000AA42E45466F050C4F4.png" manifest:media-type="image/png"/>
  <manifest:file-entry manifest:full-path="Pictures/10000200000000BD00000057DD8672FD505D8888.gif" manifest:media-type="image/gif"/>
  <manifest:file-entry manifest:full-path="Pictures/10000000000000C9000000EF5C645A68A312B85F.png" manifest:media-type="image/png"/>
  <manifest:file-entry manifest:full-path="Pictures/1000000000000203000001DC7A71418E3B62BED4.jpg" manifest:media-type="image/jpe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1FC000000FAD1DA46459312478D.png" manifest:media-type="image/png"/>
  <manifest:file-entry manifest:full-path="Pictures/100000000000002000000020B2FF2A327EABC87D.png" manifest:media-type="image/png"/>
  <manifest:file-entry manifest:full-path="Pictures/1001F6FA000044AE00002F6B84BF396469E37FC8.svg" manifest:media-type="image/svg+xml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42E45466F050C4F4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358cm">
          <draw:text-box>
            <text:p text:style-name="P3"><text:span text:style-name="T6">Vídeo 18</text:span><text:span text:style-name="T7">: Bloques con parámetr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8">Madrid, 2018-Mayo-4</text:span></text:p>
          </draw:text-box>
        </draw:frame>
        <draw:frame draw:style-name="gr7" draw:text-style-name="P11" draw:layer="layout" svg:width="8.007cm" svg:height="5.528cm" svg:x="7.366cm" svg:y="8.89cm">
          <draw:image xlink:href="Pictures/1001F6FA000044AE00002F6B84BF396469E37FC8.svg" xlink:type="simple" xlink:show="embed" xlink:actuate="onLoad">
            <text:p/>
          </draw:image>
          <draw:image xlink:href="Pictures/1000020100000299000001CBB4D6164E8A47B902.png" xlink:type="simple" xlink:show="embed" xlink:actuate="onLoad"/>
        </draw:frame>
        <draw:frame draw:style-name="gr7" draw:text-style-name="P11" draw:layer="layout" svg:width="7.875cm" svg:height="5.521cm" svg:x="18.542cm" svg:y="11.754cm">
          <draw:image xlink:href="Pictures/1000020100000341000002489EB86CDBE72679A3.png" xlink:type="simple" xlink:show="embed" xlink:actuate="onLoad">
            <text:p/>
          </draw:image>
        </draw:frame>
        <draw:frame draw:style-name="gr7" draw:text-style-name="P11" draw:layer="layout" svg:width="5.317cm" svg:height="6.323cm" svg:x="1.524cm" svg:y="5.08cm">
          <draw:image xlink:href="Pictures/10000000000000C9000000EF5C645A68A312B85F.png" xlink:type="simple" xlink:show="embed" xlink:actuate="onLoad">
            <text:p/>
          </draw:image>
        </draw:frame>
        <draw:frame draw:style-name="gr7" draw:text-style-name="P11" draw:layer="layout" svg:width="12.446cm" svg:height="6.125cm" svg:x="13.208cm" svg:y="4.247cm">
          <draw:image xlink:href="Pictures/10000000000001FC000000FAD1DA46459312478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5-03T15:50:09.717513007</dc:date>
    <meta:editing-duration>P7DT21H22M14S</meta:editing-duration>
    <meta:editing-cycles>504</meta:editing-cycles>
    <meta:generator>LibreOffice/5.1.6.2$Linux_X86_64 LibreOffice_project/10m0$Build-2</meta:generator>
    <meta:print-date>2017-10-04T10:42:29.653181544</meta:print-date>
    <meta:document-statistic meta:object-count="43"/>
  </office:meta>
</office:document-meta>
</file>